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Menlo, 'courier new', monospace"/>
    <style:font-face style:name="Consolas" svg:font-family="Consolas, Monaco, 'Andale Mono', 'Ubuntu Mono', monospace"/>
    <style:font-face style:name="Consolas1" svg:font-family="Consolas, monospace"/>
    <style:font-face style:name="Lohit Devanagari1" svg:font-family="'Lohit Devanagari'"/>
    <style:font-face style:name="Menlo" svg:font-family="Menlo, Monaco, Consolas, 'Courier New', monospace"/>
    <style:font-face style:name="Verdana" svg:font-family="Verdana"/>
    <style:font-face style:name="inherit" svg:font-family="inherit"/>
    <style:font-face style:name="monospace" svg:font-family="monospace, monospace"/>
    <style:font-face style:name="urw-din" svg:font-family="urw-din, sans-serif"/>
    <style:font-face style:name="var bs-font-monospace" svg:font-family="'var bs-font-monospace'"/>
    <style:font-face style:name="var ff-mono" svg:font-family="'var ff-mono'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Verdana1" fo:font-size="12pt" officeooo:paragraph-rsid="001d8c99" style:font-size-asian="12pt" style:font-size-complex="12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text-properties fo:font-variant="normal" fo:text-transform="none" fo:color="#000000" style:font-name="Consolas1" fo:font-size="12pt" fo:letter-spacing="normal" fo:font-style="normal" fo:font-weight="normal" officeooo:paragraph-rsid="001eb03e" style:font-size-asian="12pt" style:font-size-complex="12pt"/>
    </style:style>
    <style:style style:name="P5" style:family="paragraph" style:parent-style-name="Preformatted_20_Text">
      <style:text-properties officeooo:paragraph-rsid="001c5ea9"/>
    </style:style>
    <style:style style:name="P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paragraph-rsid="001c5ea9"/>
    </style:style>
    <style:style style:name="P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urw-din" fo:font-size="12.75pt" fo:letter-spacing="normal" fo:font-style="normal" fo:font-weight="normal" officeooo:rsid="001ebb84" officeooo:paragraph-rsid="001ebb84"/>
    </style:style>
    <style:style style:name="P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urw-din" fo:font-size="12pt" fo:letter-spacing="normal" fo:font-style="normal" fo:font-weight="normal" officeooo:rsid="001ebb84" officeooo:paragraph-rsid="001f9c59" style:font-size-asian="12pt" style:font-size-complex="12pt"/>
    </style:style>
    <style:style style:name="P1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Consolas1" fo:font-size="12pt" fo:letter-spacing="normal" fo:font-style="normal" fo:font-weight="normal" officeooo:paragraph-rsid="001ebb84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officeooo:paragraph-rsid="001f9c59"/>
    </style:style>
    <style:style style:name="P12" style:family="paragraph" style:parent-style-name="Standard">
      <style:text-properties officeooo:rsid="00193202" officeooo:paragraph-rsid="00193202"/>
    </style:style>
    <style:style style:name="P13" style:family="paragraph" style:parent-style-name="Standard">
      <style:text-properties fo:font-size="14pt" fo:font-weight="normal" officeooo:rsid="00193202" officeooo:paragraph-rsid="00193202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color="#000000" style:font-name="Verdana1" fo:font-size="12pt" officeooo:paragraph-rsid="001d8c99" style:font-size-asian="12pt" style:font-size-complex="12pt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193202" officeooo:paragraph-rsid="00193202" style:text-blinking="false" fo:background-color="#ffffff" style:font-size-asian="12.25pt" style:font-weight-asian="normal" style:font-size-complex="14pt" style:font-weight-complex="normal"/>
    </style:style>
    <style:style style:name="P16" style:family="paragraph" style:parent-style-name="Text_20_body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officeooo:paragraph-rsid="001d8c99" style:text-blinking="false" fo:background-color="#ffffff" style:font-size-asian="12pt" style:font-size-complex="12pt"/>
    </style:style>
    <style:style style:name="P17" style:family="paragraph" style:parent-style-name="Text_20_body">
      <style:text-properties style:font-name="Verdana1" officeooo:paragraph-rsid="001c5ea9"/>
    </style:style>
    <style:style style:name="P18" style:family="paragraph" style:parent-style-name="Text_20_body">
      <style:text-properties style:font-name="Verdana1" officeooo:paragraph-rsid="001cfd77"/>
    </style:style>
    <style:style style:name="P19" style:family="paragraph" style:parent-style-name="Text_20_body">
      <style:text-properties officeooo:paragraph-rsid="001af59a"/>
    </style:style>
    <style:style style:name="P20" style:family="paragraph" style:parent-style-name="Text_20_body">
      <style:text-properties officeooo:paragraph-rsid="001c5ea9"/>
    </style:style>
    <style:style style:name="P21" style:family="paragraph" style:parent-style-name="Text_20_body">
      <style:text-properties fo:color="#000000" style:font-name="Verdana1" fo:font-size="12pt" officeooo:paragraph-rsid="001c5ea9" style:font-size-asian="12pt" style:font-size-complex="12pt"/>
    </style:style>
    <style:style style:name="P22" style:family="paragraph" style:parent-style-name="Text_20_body">
      <style:text-properties fo:color="#000000" style:font-name="Verdana1" fo:font-size="12pt" officeooo:paragraph-rsid="001cfd77" style:font-size-asian="12pt" style:font-size-complex="12pt"/>
    </style:style>
    <style:style style:name="P23" style:family="paragraph" style:parent-style-name="Text_20_body">
      <style:text-properties fo:color="#000000" style:font-name="Verdana1" fo:font-size="12pt" officeooo:paragraph-rsid="001d8c99" style:font-size-asian="12pt" style:font-size-complex="12pt"/>
    </style:style>
    <style:style style:name="P24" style:family="paragraph" style:parent-style-name="Text_20_body">
      <style:text-properties fo:color="#000000" style:font-name="Verdana1" fo:font-size="12pt" officeooo:paragraph-rsid="001eb03e" style:font-size-asian="12pt" style:font-size-complex="12pt"/>
    </style:style>
    <style:style style:name="P25" style:family="paragraph" style:parent-style-name="Text_20_body">
      <style:text-properties fo:color="#000000" style:font-name="Verdana1" fo:font-size="12pt" fo:font-weight="normal" officeooo:paragraph-rsid="001c5ea9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27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28" style:family="paragraph" style:parent-style-name="Text_20_body">
      <style:paragraph-properties fo:margin-left="0.265cm" fo:margin-right="0cm" fo:text-indent="0cm" style:auto-text-indent="false"/>
      <style:text-properties officeooo:paragraph-rsid="001f9c59"/>
    </style:style>
    <style:style style:name="P29" style:family="paragraph" style:parent-style-name="Text_20_body">
      <style:paragraph-properties fo:margin-left="0.265cm" fo:margin-right="0cm" fo:text-indent="0cm" style:auto-text-indent="false"/>
      <style:text-properties fo:font-variant="normal" fo:text-transform="none" fo:color="#333333" style:font-name="Menlo" fo:font-size="12pt" fo:letter-spacing="normal" fo:font-style="normal" fo:font-weight="normal" officeooo:paragraph-rsid="001ff020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Verdana1" fo:font-size="12pt" fo:letter-spacing="normal" fo:font-style="normal" fo:font-weight="normal" officeooo:paragraph-rsid="001f9c59" style:font-size-asian="12pt" style:font-size-complex="12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Menlo" fo:font-size="12pt" fo:letter-spacing="normal" fo:font-style="normal" fo:font-weight="normal" officeooo:paragraph-rsid="001ff020"/>
    </style:style>
    <style:style style:name="P32" style:family="paragraph" style:parent-style-name="Heading_20_5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paragraph-rsid="001c5ea9" style:text-blinking="false" fo:background-color="#ffffff" style:font-size-asian="12pt" style:font-size-complex="12pt"/>
    </style:style>
    <style:style style:name="P33" style:family="paragraph" style:parent-style-name="Heading_20_5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officeooo:paragraph-rsid="001d8c99" style:text-blinking="false" fo:background-color="#ffffff"/>
    </style:style>
    <style:style style:name="P34" style:family="paragraph" style:parent-style-name="Heading_20_5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officeooo:paragraph-rsid="001d8c99" style:text-blinking="false" fo:background-color="#ffffff" style:font-size-asian="12pt" style:font-size-complex="12pt"/>
    </style:style>
    <style:style style:name="P35" style:family="paragraph" style:parent-style-name="Heading_20_5">
      <style:text-properties fo:color="#000000" style:font-name="Verdana1" fo:font-size="12pt" officeooo:paragraph-rsid="001cfd77" style:font-size-asian="12pt" style:font-size-complex="12pt"/>
    </style:style>
    <style:style style:name="P36" style:family="paragraph" style:parent-style-name="Heading_20_5">
      <style:text-properties officeooo:paragraph-rsid="001d8c99"/>
    </style:style>
    <style:style style:name="P37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/>
    </style:style>
    <style:style style:name="T7" style:family="text">
      <style:text-properties fo:font-variant="normal" fo:text-transform="none" fo:color="#000000" style:font-name="Verdana1" fo:font-size="12pt" fo:letter-spacing="normal" fo:font-style="normal" fo:font-weight="normal" officeooo:rsid="0019320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style:font-name="Verdana1" fo:font-size="12pt" fo:letter-spacing="normal" fo:font-style="normal" fo:font-weight="normal" officeooo:rsid="001af59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000000" style:font-name="Verdana1" fo:font-size="12pt" fo:letter-spacing="normal" fo:font-style="normal" fo:font-weight="normal" officeooo:rsid="0019320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font-name="Verdana1" fo:font-size="12pt" fo:letter-spacing="normal" fo:font-style="normal" fo:font-weight="normal" officeooo:rsid="0019320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style:font-name="Verdana1" fo:font-size="12pt" fo:letter-spacing="normal" fo:font-style="normal" fo:font-weight="normal" officeooo:rsid="001c5ea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Verdana1" fo:font-size="12pt" fo:letter-spacing="normal" fo:font-style="normal" fo:font-weight="bold" officeooo:rsid="0019320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000000" style:font-name="Verdana1" fo:font-size="12pt" fo:letter-spacing="normal" fo:font-style="normal" officeooo:rsid="00193202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Verdana1" fo:font-size="14pt" fo:letter-spacing="normal" fo:font-style="normal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5" style:family="text">
      <style:text-properties fo:font-variant="normal" fo:text-transform="none" fo:color="#000000" style:font-name="Verdana1" fo:font-size="14pt" fo:letter-spacing="normal" fo:font-style="normal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6" style:family="text">
      <style:text-properties fo:font-variant="normal" fo:text-transform="none" fo:color="#000000" style:font-name="Verdana1" fo:font-size="14pt" fo:letter-spacing="normal" fo:font-style="normal" fo:font-weight="bold" officeooo:rsid="001af59a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7" style:family="text">
      <style:text-properties fo:font-variant="normal" fo:text-transform="none" fo:color="#000000" style:font-name="Verdana1" fo:font-size="14pt" fo:letter-spacing="normal" fo:font-style="normal" fo:font-weight="bold" officeooo:rsid="001c5ea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8" style:family="text">
      <style:text-properties fo:font-variant="normal" fo:text-transform="none" fo:color="#000000" style:font-name="Verdana1" fo:font-size="14pt" fo:letter-spacing="normal" fo:font-style="normal" fo:font-weight="bold" officeooo:rsid="001cfd7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9" style:family="text">
      <style:text-properties fo:font-variant="normal" fo:text-transform="none" fo:color="#000000" style:font-name="Verdana1" fo:font-size="14pt" fo:letter-spacing="normal" fo:font-style="normal" fo:font-weight="bold" officeooo:rsid="001d8c9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0" style:family="text">
      <style:text-properties fo:font-variant="normal" fo:text-transform="none" fo:color="#000000" style:font-name="Verdana1" fo:font-size="14pt" fo:letter-spacing="normal" fo:font-style="normal" fo:font-weight="bold" officeooo:rsid="001f9c5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1" style:family="text">
      <style:text-properties fo:font-variant="normal" fo:text-transform="none" fo:color="#000000" style:font-name="Verdana1" fo:font-size="14pt" fo:letter-spacing="normal" fo:font-style="normal" fo:font-weight="normal" officeooo:rsid="00193202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000000" style:font-name="Verdana1" fo:font-size="14pt" fo:letter-spacing="normal" fo:font-style="normal" officeooo:rsid="00193202" fo:background-color="transparent" loext:char-shading-value="0" style:font-size-asian="14pt" style:font-size-complex="14pt" loext:padding="0cm" loext:border="none"/>
    </style:style>
    <style:style style:name="T23" style:family="text">
      <style:text-properties fo:font-variant="normal" fo:text-transform="none" fo:color="#000000" style:font-name="Verdana1" fo:letter-spacing="normal" fo:font-style="normal" fo:font-weight="bold" officeooo:rsid="00193202" fo:background-color="transparent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Verdana1" fo:letter-spacing="normal" fo:font-style="normal" fo:font-weight="normal" officeooo:rsid="00193202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000000" style:font-name="Menlo" fo:font-size="12pt" fo:letter-spacing="normal" fo:font-style="normal" fo:font-weight="normal" officeooo:rsid="0019320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normal" officeooo:rsid="0019320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officeooo:rsid="001d8c99" style:text-blinking="false" fo:background-color="#ffffff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000000" style:font-name="var bs-font-monospace" fo:font-size="11.25pt" fo:letter-spacing="normal" fo:font-style="normal" fo:font-weight="normal"/>
    </style:style>
    <style:style style:name="T29" style:family="text">
      <style:text-properties fo:font-variant="normal" fo:text-transform="none" fo:color="#000000" style:font-name="var bs-font-monospace" fo:letter-spacing="normal" fo:font-style="normal" fo:font-weight="normal"/>
    </style:style>
    <style:style style:name="T30" style:family="text">
      <style:text-properties fo:font-variant="normal" fo:text-transform="none" fo:color="#000000" style:font-name="var bs-font-monospace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var bs-font-monospace" fo:font-size="12pt" fo:letter-spacing="normal" fo:font-style="normal" fo:font-weight="normal" officeooo:rsid="0019320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2" style:family="text">
      <style:text-properties fo:font-variant="normal" fo:text-transform="none" style:font-name="Verdana1" fo:font-size="14pt" fo:letter-spacing="normal" fo:font-style="normal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style:font-name="Verdana1" fo:font-size="14pt" fo:letter-spacing="normal" fo:font-style="normal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style:font-name="Verdana1" fo:font-size="14pt" fo:letter-spacing="normal" fo:font-style="normal" fo:font-weight="bold" officeooo:rsid="001cfd7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style:font-name="Verdana1" fo:font-size="14pt" fo:letter-spacing="normal" fo:font-style="normal" fo:font-weight="bold" officeooo:rsid="001d8c9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style:font-name="Verdana1" fo:font-size="14pt" fo:letter-spacing="normal" fo:font-style="normal" fo:font-weight="bold" officeooo:rsid="001d8c9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7" style:family="text">
      <style:text-properties fo:font-variant="normal" fo:text-transform="none" style:font-name="Verdana1" fo:font-size="14pt" fo:letter-spacing="normal" fo:font-style="normal" fo:font-weight="bold" officeooo:rsid="001eb03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style:font-name="Verdana1" fo:letter-spacing="normal" fo:font-style="normal" fo:font-weight="bold" officeooo:rsid="00193202" fo:background-color="transparent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style:font-name="Verdana1" fo:letter-spacing="normal" fo:font-style="normal" fo:font-weight="bold" officeooo:rsid="00193202" style:font-weight-asian="bold" style:font-weight-complex="bold" loext:padding="0cm" loext:border="none"/>
    </style:style>
    <style:style style:name="T40" style:family="text">
      <style:text-properties fo:font-variant="normal" fo:text-transform="none" style:font-name="Menlo" fo:letter-spacing="normal" fo:font-style="normal"/>
    </style:style>
    <style:style style:name="T41" style:family="text">
      <style:text-properties fo:font-variant="normal" fo:text-transform="none" style:font-name="Menlo" fo:letter-spacing="normal" fo:font-style="normal" fo:font-weight="normal"/>
    </style:style>
    <style:style style:name="T42" style:family="text">
      <style:text-properties fo:font-variant="normal" fo:text-transform="none" style:font-name="Menlo" fo:letter-spacing="normal" fo:font-style="normal" fo:font-weight="normal" officeooo:rsid="00193202" fo:background-color="transparent" loext:char-shading-value="0" style:font-weight-asian="bold" style:font-weight-complex="bold" loext:padding="0cm" loext:border="none"/>
    </style:style>
    <style:style style:name="T43" style:family="text">
      <style:text-properties fo:font-variant="normal" fo:text-transform="none" style:font-name="Menlo" fo:letter-spacing="normal" fo:font-style="normal" fo:font-weight="normal" officeooo:rsid="00193202" fo:background-color="transparent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style:font-name="Menlo" fo:letter-spacing="normal" fo:font-style="normal" fo:font-weight="normal" officeooo:rsid="001d8c99" fo:background-color="transparent" loext:char-shading-value="0" style:font-weight-asian="bold" style:font-weight-complex="bold" loext:padding="0cm" loext:border="none"/>
    </style:style>
    <style:style style:name="T45" style:family="text">
      <style:text-properties fo:font-variant="normal" fo:text-transform="none" style:font-name="Menlo" fo:letter-spacing="normal" fo:font-style="normal" fo:font-weight="bold"/>
    </style:style>
    <style:style style:name="T46" style:family="text">
      <style:text-properties fo:font-variant="normal" fo:text-transform="none" fo:letter-spacing="normal"/>
    </style:style>
    <style:style style:name="T47" style:family="text">
      <style:text-properties fo:font-variant="normal" fo:text-transform="none" fo:letter-spacing="normal" fo:font-style="normal" fo:font-weight="bold" officeooo:rsid="00193202" fo:background-color="transparent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letter-spacing="normal" fo:font-style="normal" officeooo:rsid="00193202" fo:background-color="transparent" loext:char-shading-value="0" loext:padding="0cm" loext:border="none"/>
    </style:style>
    <style:style style:name="T49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normal" officeooo:rsid="00193202" style:text-blinking="false" fo:background-color="#ffffff" loext:char-shading-value="0" style:font-size-asian="14pt" style:font-weight-asian="bold" style:font-size-complex="14pt" style:font-weight-complex="bold" loext:padding="0cm" loext:border="none"/>
    </style:style>
    <style:style style:name="T50" style:family="text">
      <style:text-properties fo:font-variant="normal" fo:text-transform="none" style:text-line-through-style="none" style:text-line-through-type="none" style:font-name="Verdana" fo:letter-spacing="normal" fo:font-style="normal" style:text-underline-style="none" fo:font-weight="normal" officeooo:rsid="001d8c99" style:text-blinking="false" fo:background-color="#ffffff" loext:char-shading-value="0" style:font-weight-asian="bold" style:font-weight-complex="bold" loext:padding="0cm" loext:border="none"/>
    </style:style>
    <style:style style:name="T51" style:family="text">
      <style:text-properties fo:font-variant="normal" fo:text-transform="none" style:text-line-through-style="none" style:text-line-through-type="none" style:font-name="Verdana1" fo:font-size="14pt" fo:letter-spacing="normal" fo:font-style="normal" style:text-underline-style="none" fo:font-weight="bold" officeooo:rsid="00193202" style:text-blinking="fals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style:text-line-through-style="none" style:text-line-through-type="none" style:font-name="Menlo" fo:letter-spacing="normal" fo:font-style="normal" style:text-underline-style="none" fo:font-weight="normal" officeooo:rsid="001d8c99" style:text-blinking="false" fo:background-color="#ffffff" loext:char-shading-value="0" style:font-weight-asian="bold" style:font-weight-complex="bold" loext:padding="0cm" loext:border="none"/>
    </style:style>
    <style:style style:name="T53" style:family="text">
      <style:text-properties fo:font-variant="normal" fo:text-transform="none" fo:color="#666666" style:text-line-through-style="none" style:text-line-through-type="none" style:font-name="Verdana" fo:font-size="10.5pt" fo:letter-spacing="normal" fo:font-style="normal" style:text-underline-style="none" fo:font-weight="normal" officeooo:rsid="00193202" style:text-blinking="false" fo:background-color="#ffffff" loext:char-shading-value="0" style:font-weight-asian="bold" style:font-weight-complex="bold" loext:padding="0cm" loext:border="none"/>
    </style:style>
    <style:style style:name="T54" style:family="text">
      <style:text-properties fo:font-variant="normal" fo:text-transform="none" fo:color="#273239" fo:letter-spacing="normal" loext:padding="0cm" loext:border="none"/>
    </style:style>
    <style:style style:name="T55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56" style:family="text">
      <style:text-properties fo:font-variant="normal" fo:text-transform="none" fo:color="#000088" style:font-name="var bs-font-monospace" fo:font-size="11.25pt" fo:letter-spacing="normal" fo:font-style="normal" fo:font-weight="normal"/>
    </style:style>
    <style:style style:name="T57" style:family="text">
      <style:text-properties fo:font-variant="normal" fo:text-transform="none" fo:color="#666600" style:font-name="var bs-font-monospace" fo:font-size="11.25pt" fo:letter-spacing="normal" fo:font-style="normal" fo:font-weight="normal"/>
    </style:style>
    <style:style style:name="T58" style:family="text">
      <style:text-properties fo:font-variant="normal" fo:text-transform="none" fo:color="#660066" style:font-name="var bs-font-monospace" fo:font-size="11.25pt" fo:letter-spacing="normal" fo:font-style="normal" fo:font-weight="normal"/>
    </style:style>
    <style:style style:name="T59" style:family="text">
      <style:text-properties fo:font-variant="normal" fo:text-transform="none" fo:color="#006666" style:font-name="var bs-font-monospace" fo:font-size="11.25pt" fo:letter-spacing="normal" fo:font-style="normal" fo:font-weight="normal"/>
    </style:style>
    <style:style style:name="T60" style:family="text">
      <style:text-properties fo:font-variant="normal" fo:text-transform="none" style:font-name="var bs-font-monospace" fo:font-size="11.25pt" fo:letter-spacing="normal" fo:font-style="normal" fo:font-weight="normal"/>
    </style:style>
    <style:style style:name="T61" style:family="text">
      <style:text-properties fo:font-variant="normal" fo:text-transform="none" style:font-name="var bs-font-monospace" fo:letter-spacing="normal" fo:font-style="normal" fo:font-weight="normal"/>
    </style:style>
    <style:style style:name="T62" style:family="text">
      <style:text-properties fo:font-variant="normal" fo:text-transform="none" style:font-name="var bs-font-monospace" fo:font-size="12pt" fo:letter-spacing="normal" fo:font-style="normal" fo:font-weight="normal" style:font-size-asian="12pt" style:font-size-complex="12pt"/>
    </style:style>
    <style:style style:name="T63" style:family="text">
      <style:text-properties fo:font-size="12pt" fo:font-weight="normal" style:font-size-asian="12pt" style:font-weight-asian="normal" style:font-size-complex="12pt" style:font-weight-complex="normal"/>
    </style:style>
    <style:style style:name="T64" style:family="text">
      <style:text-properties fo:color="#000000"/>
    </style:style>
    <style:style style:name="T65" style:family="text">
      <style:text-properties fo:color="#000000" style:font-name="Verdana1" fo:font-size="14pt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66" style:family="text">
      <style:text-properties fo:color="#000000" style:font-name="Verdana1" fo:font-size="14pt" fo:font-weight="bold" officeooo:rsid="001d8c9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67" style:family="text">
      <style:text-properties fo:color="#000000" style:font-name="Verdana1" fo:font-size="14pt" fo:font-weight="bold" officeooo:rsid="001f9c5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68" style:family="text">
      <style:text-properties fo:color="#000000" style:font-name="Verdana1" fo:font-size="14pt" fo:font-weight="bold" officeooo:rsid="001ff020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69" style:family="text">
      <style:text-properties fo:color="#000000" style:font-name="Verdana1" fo:font-size="14pt" officeooo:rsid="00193202" fo:background-color="transparent" loext:char-shading-value="0" style:font-size-asian="14pt" style:font-size-complex="14pt" loext:padding="0cm" loext:border="none"/>
    </style:style>
    <style:style style:name="T70" style:family="text">
      <style:text-properties fo:color="#000000" style:font-name="Verdana1" fo:font-size="14pt" officeooo:rsid="00193202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71" style:family="text">
      <style:text-properties fo:color="#000000" style:font-name="Verdana1" officeooo:rsid="00193202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style:font-name="Verdana1" officeooo:rsid="0019320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3" style:family="text">
      <style:text-properties fo:color="#000000" style:font-name="Consolas2" fo:font-size="11.25pt"/>
    </style:style>
    <style:style style:name="T74" style:family="text">
      <style:text-properties fo:color="#000000" style:font-name="Consolas2" fo:font-size="11.25pt" officeooo:rsid="001f9c59"/>
    </style:style>
    <style:style style:name="T75" style:family="text">
      <style:text-properties style:font-name="Verdana1" fo:font-size="14pt" fo:font-weight="bold" officeooo:rsid="00193202" style:font-size-asian="14pt" style:font-weight-asian="bold" style:font-size-complex="14pt" style:font-weight-complex="bold"/>
    </style:style>
    <style:style style:name="T76" style:family="text">
      <style:text-properties style:font-name="Verdana1" fo:font-size="14pt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77" style:family="text">
      <style:text-properties style:font-name="Verdana1" fo:font-size="14pt" fo:font-weight="bold" officeooo:rsid="001d8c9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78" style:family="text">
      <style:text-properties style:font-name="Verdana1" fo:font-size="14pt" fo:font-weight="bold" officeooo:rsid="001eb03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79" style:family="text">
      <style:text-properties style:font-name="Verdana1" fo:font-size="14pt" fo:font-weight="bold" officeooo:rsid="001f9c5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80" style:family="text">
      <style:text-properties style:font-name="Verdana1" fo:font-size="14pt" officeooo:rsid="00193202" fo:background-color="transparent" loext:char-shading-value="0" style:font-size-asian="14pt" style:font-size-complex="14pt" loext:padding="0cm" loext:border="none"/>
    </style:style>
    <style:style style:name="T81" style:family="text">
      <style:text-properties style:font-name="Verdana1" fo:font-size="14pt" officeooo:rsid="00193202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82" style:family="text">
      <style:text-properties style:font-name="Verdana1" fo:font-size="14pt" fo:font-weight="normal" officeooo:rsid="00193202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83" style:family="text">
      <style:text-properties style:font-name="Verdana1" fo:font-weight="bold" officeooo:rsid="00193202" fo:background-color="transparent" loext:char-shading-value="0" style:font-weight-asian="bold" style:font-weight-complex="bold" loext:padding="0cm" loext:border="none"/>
    </style:style>
    <style:style style:name="T84" style:family="text">
      <style:text-properties style:font-name="Verdana1" officeooo:rsid="00193202" fo:background-color="transparent" loext:char-shading-value="0" loext:padding="0cm" loext:border="none"/>
    </style:style>
    <style:style style:name="T85" style:family="text">
      <style:text-properties style:font-name="Verdana1" officeooo:rsid="00193202" fo:background-color="transparent" loext:char-shading-value="0" style:font-weight-asian="normal" style:font-weight-complex="normal" loext:padding="0cm" loext:border="none"/>
    </style:style>
    <style:style style:name="T86" style:family="text">
      <style:text-properties style:font-name="Verdana1" fo:font-weight="normal" officeooo:rsid="00193202" fo:background-color="transparent" loext:char-shading-value="0" style:font-weight-asian="normal" style:font-weight-complex="normal" loext:padding="0cm" loext:border="none"/>
    </style:style>
    <style:style style:name="T87" style:family="text">
      <style:text-properties style:font-name="Verdana1" fo:font-size="12pt" fo:font-weight="normal" officeooo:rsid="0019320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8" style:family="text">
      <style:text-properties fo:color="#444444" style:font-name="Menlo" fo:font-size="9.75pt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89" style:family="text">
      <style:text-properties fo:color="#444444" style:font-name="Menlo" fo:font-size="9.75pt" fo:font-weight="bold" officeooo:rsid="00193202" fo:background-color="transparent" loext:char-shading-value="0" style:font-weight-asian="normal" style:font-weight-complex="normal" loext:padding="0cm" loext:border="none"/>
    </style:style>
    <style:style style:name="T90" style:family="text">
      <style:text-properties fo:color="#444444" style:font-name="Menlo" fo:font-size="9.75pt" fo:font-weight="bold" officeooo:rsid="00193202" fo:background-color="transparent" loext:char-shading-value="0" style:font-weight-asian="bold" style:font-weight-complex="bold" loext:padding="0cm" loext:border="none"/>
    </style:style>
    <style:style style:name="T91" style:family="text">
      <style:text-properties fo:color="#444444" style:font-name="Menlo" fo:font-size="9.75pt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92" style:family="text">
      <style:text-properties fo:color="#444444" style:font-name="Menlo" fo:font-size="9.75pt" officeooo:rsid="00193202" fo:background-color="transparent" loext:char-shading-value="0" style:font-weight-asian="normal" style:font-weight-complex="normal" loext:padding="0cm" loext:border="none"/>
    </style:style>
    <style:style style:name="T93" style:family="text">
      <style:text-properties fo:color="#444444" style:font-name="Menlo" fo:font-size="9.75pt" officeooo:rsid="00193202" fo:background-color="transparent" loext:char-shading-value="0" loext:padding="0cm" loext:border="none"/>
    </style:style>
    <style:style style:name="T94" style:family="text">
      <style:text-properties fo:color="#444444" style:font-name="Menlo" officeooo:rsid="00193202" fo:background-color="transparent" loext:char-shading-value="0" style:font-weight-asian="normal" style:font-weight-complex="normal" loext:padding="0cm" loext:border="none"/>
    </style:style>
    <style:style style:name="T95" style:family="text">
      <style:text-properties fo:color="#444444" style:font-name="Menlo" officeooo:rsid="00193202" fo:background-color="transparent" loext:char-shading-value="0" loext:padding="0cm" loext:border="none"/>
    </style:style>
    <style:style style:name="T96" style:family="text">
      <style:text-properties fo:color="#444444" style:font-name="Menlo" fo:font-weight="bold" officeooo:rsid="00193202" fo:background-color="transparent" loext:char-shading-value="0" style:font-weight-asian="bold" style:font-weight-complex="bold" loext:padding="0cm" loext:border="none"/>
    </style:style>
    <style:style style:name="T97" style:family="text">
      <style:text-properties fo:color="#444444" style:font-name="Verdana1" fo:font-size="14pt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98" style:family="text">
      <style:text-properties style:font-name="Menlo" fo:letter-spacing="normal"/>
    </style:style>
    <style:style style:name="T99" style:family="text">
      <style:text-properties style:font-name="Menlo" fo:font-size="9.75pt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00" style:family="text">
      <style:text-properties style:font-name="Menlo" fo:font-size="9.75pt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01" style:family="text">
      <style:text-properties style:font-name="Menlo" fo:font-weight="bold" officeooo:rsid="00193202" fo:background-color="transparent" loext:char-shading-value="0" style:font-weight-asian="bold" style:font-weight-complex="bold" loext:padding="0cm" loext:border="none"/>
    </style:style>
    <style:style style:name="T102" style:family="text">
      <style:text-properties style:font-name="Menlo" officeooo:rsid="00193202" fo:background-color="transparent" loext:char-shading-value="0" style:font-weight-asian="bold" style:font-weight-complex="bold" loext:padding="0cm" loext:border="none"/>
    </style:style>
    <style:style style:name="T103" style:family="text">
      <style:text-properties style:font-name="Menlo" officeooo:rsid="00193202" fo:background-color="transparent" loext:char-shading-value="0" loext:padding="0cm" loext:border="none"/>
    </style:style>
    <style:style style:name="T104" style:family="text">
      <style:text-properties style:font-name="Menlo" officeooo:rsid="00193202" fo:background-color="transparent" loext:char-shading-value="0" style:font-weight-asian="normal" style:font-weight-complex="normal" loext:padding="0cm" loext:border="none"/>
    </style:style>
    <style:style style:name="T105" style:family="text">
      <style:text-properties fo:color="#880000" style:font-name="Menlo" fo:font-size="9.75pt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06" style:family="text">
      <style:text-properties fo:color="#880000" style:font-name="Menlo" fo:font-size="9.75pt" officeooo:rsid="00193202" fo:background-color="transparent" loext:char-shading-value="0" style:font-weight-asian="normal" style:font-weight-complex="normal" loext:padding="0cm" loext:border="none"/>
    </style:style>
    <style:style style:name="T107" style:family="text">
      <style:text-properties fo:color="#880000" style:font-name="Menlo" fo:font-size="9.75pt" officeooo:rsid="00193202" fo:background-color="transparent" loext:char-shading-value="0" loext:padding="0cm" loext:border="none"/>
    </style:style>
    <style:style style:name="T108" style:family="text">
      <style:text-properties fo:color="#880000" style:font-name="Menlo" fo:font-size="9.75pt" fo:font-weight="bold" officeooo:rsid="00193202" fo:background-color="transparent" loext:char-shading-value="0" style:font-weight-asian="bold" style:font-weight-complex="bold" loext:padding="0cm" loext:border="none"/>
    </style:style>
    <style:style style:name="T109" style:family="text">
      <style:text-properties fo:color="#880000" style:font-name="Menlo" officeooo:rsid="00193202" fo:background-color="transparent" loext:char-shading-value="0" style:font-weight-asian="normal" style:font-weight-complex="normal" loext:padding="0cm" loext:border="none"/>
    </style:style>
    <style:style style:name="T110" style:family="text">
      <style:text-properties style:text-line-through-style="none" style:text-line-through-type="none" style:font-name="Verdana" fo:font-size="10.5pt" style:text-underline-style="none" style:text-blinking="false" fo:background-color="#ffffff" loext:char-shading-value="0"/>
    </style:style>
    <style:style style:name="T111" style:family="text">
      <style:text-properties style:text-line-through-style="none" style:text-line-through-type="none" style:font-name="Verdana" fo:font-size="10.5pt" style:text-underline-style="none" officeooo:rsid="001f9c59" style:text-blinking="false" fo:background-color="#ffffff" loext:char-shading-value="0"/>
    </style:style>
    <style:style style:name="T112" style:family="text">
      <style:text-properties style:text-line-through-style="none" style:text-line-through-type="none" style:font-name="Verdana" style:text-underline-style="none" style:text-blinking="false" fo:background-color="#ffffff" loext:char-shading-value="0"/>
    </style:style>
    <style:style style:name="T113" style:family="text">
      <style:text-properties style:text-line-through-style="none" style:text-line-through-type="none" style:font-name="Verdana" style:text-underline-style="none" officeooo:rsid="001f9c59" style:text-blinking="false" fo:background-color="#ffffff" loext:char-shading-value="0"/>
    </style:style>
    <style:style style:name="T114" style:family="text">
      <style:text-properties style:font-name="Verdana" fo:letter-spacing="normal" officeooo:rsid="00193202" style:font-weight-asian="bold" style:font-weight-complex="bold" loext:padding="0cm" loext:border="none"/>
    </style:style>
    <style:style style:name="T115" style:family="text">
      <style:text-properties fo:color="#666666" style:text-line-through-style="none" style:text-line-through-type="none" style:font-name="Verdana" fo:font-size="10.5pt" style:text-underline-style="none" style:text-blinking="false" fo:background-color="#ffffff" loext:char-shading-value="0"/>
    </style:style>
    <style:style style:name="T116" style:family="text">
      <style:text-properties fo:color="#666666" style:text-line-through-style="none" style:text-line-through-type="none" style:font-name="Verdana" fo:font-size="10.5pt" style:text-underline-style="none" officeooo:rsid="001f9c59" style:text-blinking="false" fo:background-color="#ffffff" loext:char-shading-value="0"/>
    </style:style>
    <style:style style:name="T117" style:family="text">
      <style:text-properties fo:color="#273239" style:font-name="Verdana1" fo:font-size="14pt" fo:font-weight="bold" officeooo:rsid="00193202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8" style:family="text">
      <style:text-properties fo:color="#273239" style:font-name="Verdana1" fo:font-size="14pt" fo:font-weight="bold" officeooo:rsid="001d8c9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9" style:family="text">
      <style:text-properties fo:color="#273239" style:font-name="Verdana1" fo:font-size="14pt" fo:font-weight="bold" officeooo:rsid="001f9c5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20" style:family="text">
      <style:text-properties style:font-name="urw-din" fo:font-size="12.75pt"/>
    </style:style>
    <style:style style:name="T121" style:family="text">
      <style:text-properties style:font-name="urw-din" fo:font-size="12.75pt" officeooo:rsid="001ebb84"/>
    </style:style>
    <style:style style:name="T122" style:family="text">
      <style:text-properties style:font-name="urw-din" fo:font-size="12.75pt" officeooo:rsid="001ebb84" style:font-size-asian="12pt" style:font-size-complex="12pt"/>
    </style:style>
    <style:style style:name="T123" style:family="text">
      <style:text-properties officeooo:rsid="001ebb84"/>
    </style:style>
    <style:style style:name="T124" style:family="text">
      <style:text-properties style:font-name="Consolas2"/>
    </style:style>
    <style:style style:name="T125" style:family="text">
      <style:text-properties style:font-name="Consolas2" fo:font-size="11.25pt"/>
    </style:style>
    <style:style style:name="T126" style:family="text">
      <style:text-properties style:font-name="Consolas2" fo:font-size="11.25pt" officeooo:rsid="001f9c59"/>
    </style:style>
    <style:style style:name="T127" style:family="text">
      <style:text-properties style:font-name="Consolas2" officeooo:rsid="001f9c59"/>
    </style:style>
    <style:style style:name="T128" style:family="text">
      <style:text-properties fo:color="#000088"/>
    </style:style>
    <style:style style:name="T129" style:family="text">
      <style:text-properties fo:color="#666600"/>
    </style:style>
    <style:style style:name="T130" style:family="text">
      <style:text-properties fo:color="#660066"/>
    </style:style>
    <style:style style:name="T131" style:family="text">
      <style:text-properties fo:color="#00666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15"/><text:span text:style-name="T3"><text:s text:c="2"/></text:span><text:span text:style-name="T4">MYSQL ASSIGNMENT 2 – Geetansh Bhatnagar</text:span></text:p>
      <text:p text:style-name="P12"><text:span text:style-name="T1"/></text:p>
      <text:p text:style-name="P12"><text:span text:style-name="T1"/></text:p>
      <text:p text:style-name="P13">create database geetansh;</text:p>
      <text:p text:style-name="P13"/>
      <text:p text:style-name="P13">use geetansh;</text:p>
      <text:p text:style-name="P13"/>
      <text:p text:style-name="P13"/>
      <text:p text:style-name="P13"/>
      <text:p text:style-name="P15"><text:bookmark text:name="docs-internal-guid-cea14336-7fff-d71c-5394-d542db2e2aa5"/>Suppose the employee table is -</text:p>
      <text:p text:style-name="Text_20_body"/>
      <text:p text:style-name="P26">+------------------------+------------------------------+----------+----------+</text:p>
      <text:p text:style-name="P26">| first_name             | last_name                    | age      | dept     |</text:p>
      <text:p text:style-name="P26">+------------------------+------------------------------+----------+----------+</text:p>
      <text:p text:style-name="P26">| Mesa                   | Loop                         |  30      |  Acct    |</text:p>
      <text:p text:style-name="P26">| Smith                  | Oak                          |  27      |  Devl    | </text:p>
      <text:p text:style-name="P26">| John                   | Jorz                         |  37      |  QA      | </text:p>
      <text:p text:style-name="P26">| Hary                   | Gaga                         |  32      |  QA      | </text:p>
      <text:p text:style-name="P27">+------------------------+------------------------------+----------+----------+</text:p>
      <text:p text:style-name="Text_20_body"><text:line-break/><text:span text:style-name="T75">Query for question 1:</text:span></text:p>
      <text:p text:style-name="Preformatted_20_Text"><text:span text:style-name="Source_20_Text"><text:span text:style-name="T7">SELECT <text:s/>CONCAT(CONCAT(first_name,' '),last_name) FROM <text:s/>employee WHERE </text:span></text:span><text:span text:style-name="Source_20_Text"><text:span text:style-name="T8">age</text:span></text:span><text:span text:style-name="Source_20_Text"><text:span text:style-name="T7"> &gt; </text:span></text:span><text:span text:style-name="Source_20_Text"><text:span text:style-name="T8">30</text:span></text:span><text:span text:style-name="Source_20_Text"><text:span text:style-name="T7">;</text:span></text:span></text:p>
      <text:p text:style-name="Preformatted_20_Text"><text:span text:style-name="Source_20_Text"><text:span text:style-name="T7"/></text:span></text:p>
      <text:p text:style-name="P19"><text:span text:style-name="Source_20_Text"><text:span text:style-name="T14">Query for question </text:span></text:span><text:span text:style-name="Source_20_Text"><text:span text:style-name="T16">2</text:span></text:span><text:span text:style-name="Source_20_Text"><text:span text:style-name="T14">:</text:span></text:span></text:p>
      <text:p text:style-name="P19"><text:span text:style-name="Source_20_Text"><text:span text:style-name="T9">SELECT VERSION(), USER(), CURRENT_DATE();</text:span></text:span></text:p>
      <text:p text:style-name="P19"><text:span text:style-name="Source_20_Text"><text:span text:style-name="T9"/></text:span></text:p>
      <text:p text:style-name="P19"><text:span text:style-name="Source_20_Text"><text:span text:style-name="T9"/></text:span></text:p>
      <text:p text:style-name="P20"><text:span text:style-name="Source_20_Text"><text:span text:style-name="T11">suppose the item table is :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>ITEM_ID <text:s text:c="4"/>ITEM <text:s text:c="42"/>PRICE <text:s text:c="3"/></text:span></text:span></text:p>
      <text:p text:style-name="P2">------- ------------------------- -------------- </text:p>
      <text:p text:style-name="P3"><text:s text:c="4"/><text:span text:style-name="T6">101 Mother Board <text:s text:c="19"/>3200.00 <text:s text:c="8"/></text:span></text:p>
      <text:p text:style-name="P3"><text:s text:c="4"/><text:span text:style-name="T6">102 Key Board <text:s text:c="23"/>450.00 <text:s text:c="8"/></text:span></text:p>
      <text:p text:style-name="P3"><text:s text:c="4"/><text:span text:style-name="T6">103 ZIP drive <text:s text:c="23"/>250.00 <text:s text:c="7"/></text:span></text:p>
      <text:p text:style-name="P3"><text:s text:c="4"/><text:span text:style-name="T6">104 Speaker <text:s text:c="25"/>550.00 <text:s text:c="8"/></text:span></text:p>
      <text:p text:style-name="P3"><text:s text:c="4"/><text:span text:style-name="T6">105 Monitor <text:s text:c="24"/>5000.00 <text:s text:c="8"/></text:span></text:p>
      <text:p text:style-name="P3"><text:s text:c="4"/><text:span text:style-name="T6">106 DVD drive <text:s text:c="23"/>900.00 <text:s text:c="8"/></text:span></text:p>
      <text:p text:style-name="P3"><text:s text:c="4"/><text:span text:style-name="T6">107 CD drive <text:s text:c="24"/>800.00 <text:s text:c="8"/></text:span></text:p>
      <text:p text:style-name="P3"><text:s text:c="4"/><text:span text:style-name="T6">108 Printer <text:s text:c="24"/>2600.00 <text:s text:c="8"/></text:span></text:p>
      <text:p text:style-name="P3"><text:s text:c="4"/><text:span text:style-name="T6">109 Refill cartridge <text:s text:c="16"/>350.00 <text:s text:c="8"/></text:span></text:p>
      <text:p text:style-name="P6"><text:s text:c="4"/><text:span text:style-name="T6">110 Mouse <text:s text:c="27"/>250.00 <text:s text:c="8"/></text:span></text:p>
      <text:p text:style-name="P20"><text:soft-page-break/><text:span text:style-name="Source_20_Text"><text:span text:style-name="T14">Query for question </text:span></text:span><text:span text:style-name="Source_20_Text"><text:span text:style-name="T17">3</text:span></text:span><text:span text:style-name="Source_20_Text"><text:span text:style-name="T14">:</text:span></text:span></text:p>
      <text:p text:style-name="P20"><text:span text:style-name="Source_20_Text"><text:span text:style-name="T9">SELECT ITEM_ID, ITEM, PRICE FROM ITEM WHERE price=(SELECT MAX(price) FROM ITEM); </text:span></text:span></text:p>
      <text:p text:style-name="P17"><text:span text:style-name="Source_20_Text"><text:span text:style-name="T14">Query for question </text:span></text:span><text:span text:style-name="Source_20_Text"><text:span text:style-name="T17">4</text:span></text:span><text:span text:style-name="Source_20_Text"><text:span text:style-name="T14">:</text:span></text:span></text:p>
      <text:p text:style-name="P17">CREATE USER 'sammy'@'localhost' IDENTIFIED BY 'password';</text:p>
      <text:p text:style-name="P18"><text:span text:style-name="Source_20_Text"><text:span text:style-name="T14">Query for question </text:span></text:span><text:span text:style-name="Source_20_Text"><text:span text:style-name="T18">5</text:span></text:span><text:span text:style-name="Source_20_Text"><text:span text:style-name="T14">:</text:span></text:span></text:p>
      <text:p text:style-name="P25"><text:span text:style-name="T40">SELECT name, department, age FROM students -&gt; WHERE department = 'CS'</text:span><text:span text:style-name="T46"> </text:span><text:span text:style-name="T40">OR</text:span><text:span text:style-name="T46"> </text:span><text:span text:style-name="T40">department = 'IT';</text:span></text:p>
      <text:p text:style-name="P25"><text:span text:style-name="T40"/></text:p>
      <text:h text:style-name="P32" text:outline-level="5"><text:bookmark text:name="docs-internal-guid-f881872b-7fff-173f-e75b-71458971fb6c"/><text:span text:style-name="T98">Suppose the table is -</text:span></text:h>
      <text:p text:style-name="Text_20_body"/>
      <text:h text:style-name="P37" text:outline-level="5">+----+--------------+------------+-----+</text:h>
      <text:h text:style-name="P37" text:outline-level="5">| id | name         | department | age |</text:h>
      <text:h text:style-name="P37" text:outline-level="5">+----+--------------+------------+-----+</text:h>
      <text:h text:style-name="P37" text:outline-level="5">|  1 | Maria Gloria | CS         |  22 |</text:h>
      <text:h text:style-name="P37" text:outline-level="5">|  2 | John Smith   | IT         |  23 |</text:h>
      <text:h text:style-name="P37" text:outline-level="5">|  3 | Gal Rao      | CS         |  22 |</text:h>
      <text:h text:style-name="P37" text:outline-level="5">|  4 | Jakey Smith  | EC         |  24 |</text:h>
      <text:h text:style-name="P37" text:outline-level="5">|  5 | Rama Saho    | IT         |  22 |</text:h>
      <text:h text:style-name="P37" text:outline-level="5">|  6 | Maria Gaga   | EC         |  23 |</text:h>
      <text:h text:style-name="P37" text:outline-level="5">+----+--------------+------------+-----+</text:h>
      <text:p text:style-name="P21"><text:span text:style-name="T41"/></text:p>
      <text:p text:style-name="P22"><text:span text:style-name="Source_20_Text"><text:span text:style-name="T32">Query for question </text:span></text:span><text:span text:style-name="Source_20_Text"><text:span text:style-name="T34">6</text:span></text:span><text:span text:style-name="Source_20_Text"><text:span text:style-name="T32">:</text:span></text:span></text:p>
      <text:p text:style-name="P22"><text:span text:style-name="Source_20_Text"><text:span text:style-name="T42">SELECT * FROM students</text:span></text:span><text:span text:style-name="Source_20_Text"><text:span text:style-name="T38"> </text:span></text:span><text:span text:style-name="Source_20_Text"><text:span text:style-name="T42"><text:s/>ORDER BY age DESC;</text:span></text:span></text:p>
      <text:p text:style-name="P22"><text:span text:style-name="Source_20_Text"><text:span text:style-name="T32"/></text:span></text:p>
      <text:h text:style-name="P35" text:outline-level="5"><text:span text:style-name="Source_20_Text"><text:span text:style-name="T51"/></text:span></text:h>
      <text:h text:style-name="P35" text:outline-level="5"><text:bookmark text:name="docs-internal-guid-dbd3c83c-7fff-6243-6fcc-1f205d3e983f"/><text:span text:style-name="Source_20_Text"><text:span text:style-name="T49">Suppose the table is -</text:span></text:span></text:h>
      <text:p text:style-name="Text_20_body"/>
      <text:h text:style-name="P37" text:outline-level="5"><text:soft-page-break/>+----+--------------+------------+-----+</text:h>
      <text:h text:style-name="P37" text:outline-level="5">| id | name         | department | age |</text:h>
      <text:h text:style-name="P37" text:outline-level="5">+----+--------------+------------+-----+</text:h>
      <text:h text:style-name="P37" text:outline-level="5">|  1 | Maria Gloria | CS         |  22 |</text:h>
      <text:h text:style-name="P37" text:outline-level="5">|  2 | John Smith   | IT         |  23 |</text:h>
      <text:h text:style-name="P37" text:outline-level="5">|  3 | Gal Rao      | CS         |  22 |</text:h>
      <text:h text:style-name="P37" text:outline-level="5">|  4 | Jakey Smith  | EC         |  24 |</text:h>
      <text:h text:style-name="P37" text:outline-level="5">|  5 | Rama Saho    | IT         |  22 |</text:h>
      <text:h text:style-name="P37" text:outline-level="5">|  6 | Maria Gaga   | EC         |  23 |</text:h>
      <text:h text:style-name="P37" text:outline-level="5">+----+--------------+------------+-----+</text:h>
      <text:p text:style-name="P22"><text:span text:style-name="Source_20_Text"><text:span text:style-name="T32"/></text:span></text:p>
      <text:p text:style-name="P22"><text:span text:style-name="Source_20_Text"><text:span text:style-name="T32">Query for question </text:span></text:span><text:span text:style-name="Source_20_Text"><text:span text:style-name="T34">7</text:span></text:span><text:span text:style-name="Source_20_Text"><text:span text:style-name="T32">:</text:span></text:span></text:p>
      <text:p text:style-name="P23"><text:span text:style-name="Source_20_Text"><text:span text:style-name="T42">SELECT </text:span></text:span><text:span text:style-name="Source_20_Text"><text:span text:style-name="T44">AGE</text:span></text:span><text:span text:style-name="Source_20_Text"><text:span text:style-name="T42"> FROM students;</text:span></text:span></text:p>
      <text:p text:style-name="P23"><text:span text:style-name="Source_20_Text"><text:span text:style-name="T32">Query for question </text:span></text:span><text:span text:style-name="Source_20_Text"><text:span text:style-name="T35">8</text:span></text:span><text:span text:style-name="Source_20_Text"><text:span text:style-name="T32">:</text:span></text:span></text:p>
      <text:p text:style-name="P23"><text:span text:style-name="Source_20_Text"><text:span text:style-name="T42">SELECT * FROM students</text:span></text:span><text:span text:style-name="Source_20_Text"><text:span text:style-name="T38"> </text:span></text:span><text:span text:style-name="Source_20_Text"><text:span text:style-name="T42"><text:s/></text:span></text:span><text:span text:style-name="Source_20_Text"><text:span text:style-name="T44">where name like ’m%’</text:span></text:span><text:span text:style-name="Source_20_Text"><text:span text:style-name="T42">;</text:span></text:span></text:p>
      <text:h text:style-name="P36" text:outline-level="5"><text:soft-page-break/><text:span text:style-name="Source_20_Text"><text:span text:style-name="T26">Suppose the table is -</text:span></text:span></text:h>
      <text:h text:style-name="P34" text:outline-level="5"><text:bookmark text:name="docs-internal-guid-408a381a-7fff-9401-007c-e16a97054864"/><text:span text:style-name="Source_20_Text"><text:span text:style-name="T114">+----+--------------+------------+------------+   </text:span></text:span></text:h>
      <text:h text:style-name="P37" text:outline-level="5">| id | name         | dept_id    | birth      |</text:h>
      <text:h text:style-name="P37" text:outline-level="5">+----+--------------+------------+------------+</text:h>
      <text:h text:style-name="P37" text:outline-level="5">|  1 | Maria Gloria | 2          | 1994-03-12 |</text:h>
      <text:h text:style-name="P37" text:outline-level="5">|  2 | John Smith   | 1          | 1993-02-07 |</text:h>
      <text:h text:style-name="P37" text:outline-level="5">|  3 | Gal Rao      | 4          | 1992-09-11 |</text:h>
      <text:h text:style-name="P37" text:outline-level="5">|  4 | Jakey Smith  | 2          | 1990-08-31 |</text:h>
      <text:h text:style-name="P37" text:outline-level="5">|  5 | Rama Saho    | 1          | 1994-12-09 |</text:h>
      <text:h text:style-name="P37" text:outline-level="5">|  6 | Maria G<text:span text:style-name="T123">loria</text:span>   | 4          | 1993-10-09 |</text:h>
      <text:h text:style-name="P37" text:outline-level="5">+----+--------------+------------+------------+</text:h>
      <text:p text:style-name="Text_20_body"/>
      <text:h text:style-name="P37" text:outline-level="5">+---------+--------------------------+------------+</text:h>
      <text:h text:style-name="P37" text:outline-level="5">| dept_id | dept_name                | dept_block |</text:h>
      <text:h text:style-name="P37" text:outline-level="5">+---------+--------------------------+------------+</text:h>
      <text:h text:style-name="P37" text:outline-level="5">|       1 | Computer Science         | B-Block    |</text:h>
      <text:h text:style-name="P37" text:outline-level="5">|       2 | Information Technology   | C-Block    |</text:h>
      <text:h text:style-name="P37" text:outline-level="5">|       3 | Mechanical               | A-Block    |</text:h>
      <text:h text:style-name="P37" text:outline-level="5">|       4 | Electronic Communication | D-Block    |</text:h>
      <text:h text:style-name="P37" text:outline-level="5">+---------+--------------------------+------------+</text:h>
      <text:p text:style-name="P16"><text:span text:style-name="Source_20_Text"><text:span text:style-name="T53"/></text:span></text:p>
      <text:h text:style-name="P33" text:outline-level="5"><text:span text:style-name="Source_20_Text"><text:span text:style-name="T26"/></text:span></text:h>
      <text:p text:style-name="P23"><text:span text:style-name="Source_20_Text"><text:span text:style-name="T32">Query for question </text:span></text:span><text:span text:style-name="Source_20_Text"><text:span text:style-name="T35">9</text:span></text:span><text:span text:style-name="Source_20_Text"><text:span text:style-name="T32">:</text:span></text:span></text:p>
      <text:p text:style-name="P14"><text:span text:style-name="Source_20_Text"><text:span text:style-name="T52">SELECT name, birth, dept_name, dept_block</text:span></text:span><text:span text:style-name="Source_20_Text"><text:span text:style-name="T50"> <text:s/></text:span></text:span><text:span text:style-name="Source_20_Text"><text:span text:style-name="T52">FROM students <text:s/>JOIN departments using(dept_id);</text:span></text:span></text:p>
      <text:p text:style-name="P14"><text:span text:style-name="Source_20_Text"><text:span text:style-name="T27"/></text:span></text:p>
      <text:p text:style-name="P14"><text:soft-page-break/><text:span text:style-name="Source_20_Text"><text:span text:style-name="T50"/></text:span></text:p>
      <text:p text:style-name="P23"><text:span text:style-name="Source_20_Text"><text:span text:style-name="T32">Query for question </text:span></text:span><text:span text:style-name="Source_20_Text"><text:span text:style-name="T35">10</text:span></text:span><text:span text:style-name="Source_20_Text"><text:span text:style-name="T32">:</text:span></text:span></text:p>
      <text:p text:style-name="P1"><text:span text:style-name="Source_20_Text"><text:span text:style-name="T43">SELECT * FROM student where name REGEXP '^....$';</text:span></text:span></text:p>
      <text:p text:style-name="P1"><text:span text:style-name="Source_20_Text"><text:span text:style-name="T43"/></text:span></text:p>
      <text:p text:style-name="P24"><text:span text:style-name="Source_20_Text"><text:span text:style-name="T33">Query for question </text:span></text:span><text:span text:style-name="Source_20_Text"><text:span text:style-name="T36">1</text:span></text:span><text:span text:style-name="Source_20_Text"><text:span text:style-name="T37">1</text:span></text:span><text:span text:style-name="Source_20_Text"><text:span text:style-name="T33">:</text:span></text:span></text:p>
      <text:p text:style-name="P24"><text:span text:style-name="Strong_20_Emphasis"><text:span text:style-name="T54"> </text:span></text:span><text:span text:style-name="T55">In this step, we have to find how many rows are duplicated.</text:span></text:p>
      <text:p text:style-name="P24"><text:span text:style-name="T55"/></text:p>
      <text:p text:style-name="P4"><text:span text:style-name="T120">SELECT <text:s/></text:span><text:span text:style-name="T121">ID ,NAME ,DEPT_ID</text:span><text:span text:style-name="T120">, </text:span><text:span text:style-name="T121">BIRTH,</text:span><text:span text:style-name="T120"> COUNT(*) FROM </text:span><text:span text:style-name="T121">STUDENTS</text:span></text:p>
      <text:p text:style-name="P10">GROUP BY <text:span text:style-name="T123">ID,NAME</text:span>,<text:span text:style-name="T122">DEPT_ID</text:span>,<text:span text:style-name="T122">BIRTH</text:span> HAVING COUNT(*)&gt;1;</text:p>
      <text:p text:style-name="P7"/>
      <text:p text:style-name="P8">NOW DELETE THAT ROW </text:p>
      <text:p text:style-name="P8"/>
      <text:p text:style-name="P9"><text:span text:style-name="T124">DELETE FROM STUDENTS </text:span><text:span text:style-name="T127">WHERE NAME=”</text:span><text:span text:style-name="T113">Maria G</text:span><text:span text:style-name="T112">loria</text:span><text:span text:style-name="T127">”;</text:span></text:p>
      <text:p text:style-name="P9"><text:span text:style-name="T127"/></text:p>
      <text:p text:style-name="P30"><text:span text:style-name="Source_20_Text"><text:span text:style-name="T76">Query for question </text:span></text:span><text:span text:style-name="Source_20_Text"><text:span text:style-name="T77">1</text:span></text:span><text:span text:style-name="Source_20_Text"><text:span text:style-name="T79">2</text:span></text:span><text:span text:style-name="Source_20_Text"><text:span text:style-name="T76">:</text:span></text:span></text:p>
      <text:p text:style-name="P30"><text:span text:style-name="Source_20_Text"><text:span text:style-name="T104">SELECT * FROM empdata GROUP BY id having mod(id,2)=1;</text:span></text:span></text:p>
      <text:p text:style-name="P30"><text:span text:style-name="Source_20_Text"><text:span text:style-name="T104"/></text:span></text:p>
      <text:p text:style-name="P30"><text:span text:style-name="Source_20_Text"><text:span text:style-name="T76">Query for question </text:span></text:span><text:span text:style-name="Source_20_Text"><text:span text:style-name="T77">1</text:span></text:span><text:span text:style-name="Source_20_Text"><text:span text:style-name="T79">3</text:span></text:span><text:span text:style-name="Source_20_Text"><text:span text:style-name="T76">:</text:span></text:span></text:p>
      <text:p text:style-name="P30"><text:span text:style-name="Source_20_Text"><text:span text:style-name="T104">DELETE</text:span></text:span><text:span text:style-name="Source_20_Text"><text:span text:style-name="T85"> </text:span></text:span><text:span text:style-name="Source_20_Text"><text:span text:style-name="T104">FROM</text:span></text:span><text:span text:style-name="Source_20_Text"><text:span text:style-name="T85"> </text:span></text:span><text:span text:style-name="Source_20_Text"><text:span text:style-name="T104">empdata WHERE</text:span></text:span><text:span text:style-name="Source_20_Text"><text:span text:style-name="T85"> </text:span></text:span><text:span text:style-name="Source_20_Text"><text:span text:style-name="T104">id</text:span></text:span><text:span text:style-name="Source_20_Text"><text:span text:style-name="T85"> </text:span></text:span><text:span text:style-name="Source_20_Text"><text:span text:style-name="T104">IN( SELECT</text:span></text:span><text:span text:style-name="Source_20_Text"><text:span text:style-name="T85"> </text:span></text:span><text:span text:style-name="Source_20_Text"><text:span text:style-name="T104">* FROM</text:span></text:span><text:span text:style-name="Source_20_Text"><text:span text:style-name="T85"> </text:span></text:span><text:span text:style-name="Source_20_Text"><text:span text:style-name="T104">( SELECT</text:span></text:span><text:span text:style-name="Source_20_Text"><text:span text:style-name="T85"> </text:span></text:span><text:span text:style-name="Source_20_Text"><text:span text:style-name="T104">id</text:span></text:span><text:span text:style-name="Source_20_Text"><text:span text:style-name="T85"> </text:span></text:span><text:span text:style-name="Source_20_Text"><text:span text:style-name="T104">FROM</text:span></text:span><text:span text:style-name="Source_20_Text"><text:span text:style-name="T85"> </text:span></text:span><text:span text:style-name="Source_20_Text"><text:span text:style-name="T104">empdata GROUP</text:span></text:span><text:span text:style-name="Source_20_Text"><text:span text:style-name="T85"> </text:span></text:span><text:span text:style-name="Source_20_Text"><text:span text:style-name="T104">BY</text:span></text:span><text:span text:style-name="Source_20_Text"><text:span text:style-name="T85"> </text:span></text:span><text:span text:style-name="Source_20_Text"><text:span text:style-name="T104">id</text:span></text:span><text:span text:style-name="Source_20_Text"><text:span text:style-name="T85"> </text:span></text:span><text:span text:style-name="Source_20_Text"><text:span text:style-name="T104">having</text:span></text:span><text:span text:style-name="Source_20_Text"><text:span text:style-name="T85"> </text:span></text:span><text:span text:style-name="Source_20_Text"><text:span text:style-name="T104">mod(id,2)=1</text:span></text:span><text:span text:style-name="Source_20_Text"><text:span text:style-name="T85"> </text:span></text:span><text:span text:style-name="Source_20_Text"><text:span text:style-name="T104">)temp ); </text:span></text:span></text:p>
      <text:p text:style-name="P24"><text:span text:style-name="T55"/></text:p>
      <text:p text:style-name="P30"><text:span text:style-name="Source_20_Text"><text:span text:style-name="T76">Query for question </text:span></text:span><text:span text:style-name="Source_20_Text"><text:span text:style-name="T77">1</text:span></text:span><text:span text:style-name="Source_20_Text"><text:span text:style-name="T79">4</text:span></text:span><text:span text:style-name="Source_20_Text"><text:span text:style-name="T76">:</text:span></text:span></text:p>
      <text:p text:style-name="P30"><text:span text:style-name="Source_20_Text"><text:span text:style-name="T85">CREATE TABLE IF NOT EXISTS `empdata` (</text:span></text:span></text:p>
      <text:p text:style-name="P30"><text:span text:style-name="Source_20_Text"><text:span text:style-name="T85"><text:s text:c="4"/>-&gt; <text:s text:c="2"/>`id` int(11) NOT NULL AUTO_INCREMENT,</text:span></text:span></text:p>
      <text:p text:style-name="P30"><text:span text:style-name="Source_20_Text"><text:span text:style-name="T85"><text:s text:c="4"/>-&gt; <text:s text:c="2"/>`name` char(25) NOT NULL,</text:span></text:span></text:p>
      <text:p text:style-name="P30"><text:span text:style-name="Source_20_Text"><text:span text:style-name="T85"><text:s text:c="4"/>-&gt; <text:s text:c="2"/>`email` varchar(100) NOT NULL,</text:span></text:span></text:p>
      <text:p text:style-name="P30"><text:span text:style-name="Source_20_Text"><text:span text:style-name="T85"><text:s text:c="4"/>-&gt; <text:s text:c="2"/>`phone` int(11) NOT NULL,</text:span></text:span></text:p>
      <text:p text:style-name="P30"><text:span text:style-name="Source_20_Text"><text:span text:style-name="T85"><text:s text:c="4"/>-&gt; <text:s text:c="2"/>PRIMARY KEY (`id`)</text:span></text:span></text:p>
      <text:p text:style-name="P30"><text:span text:style-name="Source_20_Text"><text:span text:style-name="T85"><text:s text:c="4"/>-&gt; ) </text:span></text:span></text:p>
      <text:p text:style-name="P30"><text:span text:style-name="Source_20_Text"><text:span text:style-name="T85">INSERT INTO `empdata` (`id`, `name`, `email`, `phone`) VALUES</text:span></text:span></text:p>
      <text:p text:style-name="P30"><text:span text:style-name="Source_20_Text"><text:span text:style-name="T85"><text:s text:c="4"/>-&gt; (1, 'Anjali', 'anjali@example.com', 878433948),</text:span></text:span></text:p>
      <text:p text:style-name="P30"><text:span text:style-name="Source_20_Text"><text:span text:style-name="T85"><text:s text:c="4"/>-&gt; (2, 'Priska', 'priska@example.com', 493905490),</text:span></text:span></text:p>
      <text:p text:style-name="P30"><text:span text:style-name="Source_20_Text"><text:span text:style-name="T85"><text:s text:c="4"/>-&gt; (3, 'Abhi', 'abhi@example.com', 403022139),</text:span></text:span></text:p>
      <text:p text:style-name="P30"><text:soft-page-break/><text:span text:style-name="Source_20_Text"><text:span text:style-name="T85"><text:s text:c="4"/>-&gt; (4, 'Joya', 'joya@example.com', 342345329),</text:span></text:span></text:p>
      <text:p text:style-name="P30"><text:span text:style-name="Source_20_Text"><text:span text:style-name="T85"><text:s text:c="4"/>-&gt; (5, 'Ammy', 'ammy@example.com', 239848342),</text:span></text:span></text:p>
      <text:p text:style-name="P30"><text:span text:style-name="Source_20_Text"><text:span text:style-name="T85"><text:s text:c="4"/>-&gt; (6, 'Lussi', 'lussi@example.com', 490290331);</text:span></text:span></text:p>
      <text:p text:style-name="P30"><text:span text:style-name="Source_20_Text"><text:span text:style-name="T87"/></text:span></text:p>
      <text:p text:style-name="P30"><text:span text:style-name="Source_20_Text"><text:span text:style-name="T85">UPDATE 'table_name' <text:s/>SET 'field_name' = CASE 'id' WHEN '1' THEN 'value 1' WHEN '2' THEN 'value 2' WHEN '3' THEN 'value 3' ELSE 'field_name';</text:span></text:span></text:p>
      <text:p text:style-name="P30"><text:span text:style-name="Source_20_Text"><text:span text:style-name="T85"/></text:span></text:p>
      <text:p text:style-name="P28"><text:span text:style-name="Source_20_Text"><text:span text:style-name="T15">Query for question </text:span></text:span><text:span text:style-name="Source_20_Text"><text:span text:style-name="T19">1</text:span></text:span><text:span text:style-name="Source_20_Text"><text:span text:style-name="T20">5</text:span></text:span><text:span text:style-name="Source_20_Text"><text:span text:style-name="T15">:</text:span></text:span></text:p>
      <text:p text:style-name="P28"><text:span text:style-name="Source_20_Text"><text:span text:style-name="T10">CREATE TABLE IF NOT EXISTS `empsalary` (`id` int(11) NOT NULL AUTO_INCREMENT, `ename` varchar(100) NOT NULL,`salary` int(50) NOT NULL, PRIMARY KEY (`id`) ) ;</text:span></text:span></text:p>
      <text:p text:style-name="P28"><text:span text:style-name="Source_20_Text"><text:span text:style-name="T10"><text:s/>INSERT INTO `empsalary` (`id`, `ename`, `salary`) VALUES</text:span></text:span></text:p>
      <text:p text:style-name="P28"><text:span text:style-name="Source_20_Text"><text:span text:style-name="T10"><text:s text:c="4"/>-&gt; (1, 'Smith', 30000),</text:span></text:span></text:p>
      <text:p text:style-name="P28"><text:span text:style-name="Source_20_Text"><text:span text:style-name="T10"><text:s text:c="4"/>-&gt; (2, 'Joney', 20000),</text:span></text:span></text:p>
      <text:p text:style-name="P28"><text:span text:style-name="Source_20_Text"><text:span text:style-name="T10"><text:s text:c="4"/>-&gt; (3, 'Mariya', 40000),</text:span></text:span></text:p>
      <text:p text:style-name="P28"><text:span text:style-name="Source_20_Text"><text:span text:style-name="T10"><text:s text:c="4"/>-&gt; (4, 'Zoya', 35000),</text:span></text:span></text:p>
      <text:p text:style-name="P28"><text:span text:style-name="Source_20_Text"><text:span text:style-name="T10"><text:s text:c="4"/>-&gt; (5, 'Lorya', 25000),</text:span></text:span></text:p>
      <text:p text:style-name="P28"><text:span text:style-name="Source_20_Text"><text:span text:style-name="T10"><text:s text:c="4"/>-&gt; (6, 'Rosy', 75000),(7, 'Aditya', 40000),(8, 'Kirti', 34000),(9, 'Joya', 20500),(10, 'Morya', 40500);</text:span></text:span></text:p>
      <text:p text:style-name="P28"><text:span text:style-name="Source_20_Text"><text:span text:style-name="T10">-QUERY -</text:span></text:span></text:p>
      <text:p text:style-name="P28"><text:span text:style-name="Source_20_Text"><text:span text:style-name="T10">SELECT * FROM empsalary s1 WHERE N-1 =(SELECT COUNT(DISTINCT salary) FROM empsalary s2 WHERE s2.salary &gt; s1.salary);</text:span></text:span><text:span text:style-name="T63"><text:line-break/></text:span></text:p>
      <text:p text:style-name="P28"><text:span text:style-name="Source_20_Text"><text:span text:style-name="T15">Query for question </text:span></text:span><text:span text:style-name="Source_20_Text"><text:span text:style-name="T19">1</text:span></text:span><text:span text:style-name="Source_20_Text"><text:span text:style-name="T20">6</text:span></text:span><text:span text:style-name="Source_20_Text"><text:span text:style-name="T15">:</text:span></text:span></text:p>
      <text:p text:style-name="P11"><text:span text:style-name="Source_20_Text"><text:span text:style-name="T31"><text:s text:c="2"/></text:span></text:span><text:span text:style-name="T30">select *from NthRecordDemo order by Id limit 6,1;</text:span></text:p>
      <text:p text:style-name="P11"><text:span text:style-name="T30"/></text:p>
      <text:p text:style-name="P11"><text:span text:style-name="T30"/></text:p>
      <text:p text:style-name="P29"><text:span text:style-name="Source_20_Text"><text:span text:style-name="T65">Query for question </text:span></text:span><text:span text:style-name="Source_20_Text"><text:span text:style-name="T66">1</text:span></text:span><text:span text:style-name="Source_20_Text"><text:span text:style-name="T68">7</text:span></text:span><text:span text:style-name="Source_20_Text"><text:span text:style-name="T65">:</text:span></text:span></text:p>
      <text:p text:style-name="P29"><text:span text:style-name="Source_20_Text"><text:span text:style-name="T72">SAVEPOINT C;</text:span></text:span></text:p>
      <text:p text:style-name="P31"><text:span text:style-name="Source_20_Text"><text:span text:style-name="T72"><text:s text:c="2"/>DELETE FROM empsalary WHERE ename = 'Zoya';</text:span></text:span></text:p>
      <text:p text:style-name="P29"><text:span text:style-name="Source_20_Text"><text:span text:style-name="T72">ROLLBACK TO C;</text:span></text:span></text:p>
      <text:p text:style-name="P29"><text:span text:style-name="Source_20_Text"><text:span text:style-name="T72"/></text:span></text:p>
      <text:p text:style-name="P29"><text:span text:style-name="Source_20_Text"><text:span text:style-name="T65">Query for question </text:span></text:span><text:span text:style-name="Source_20_Text"><text:span text:style-name="T66">1</text:span></text:span><text:span text:style-name="Source_20_Text"><text:span text:style-name="T68">8</text:span></text:span><text:span text:style-name="Source_20_Text"><text:span text:style-name="T65">:</text:span></text:span></text:p>
      <text:p text:style-name="P28">SELECT * FROM `empsalary` ORDER BY salary DESC LIMIT 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, Menlo, 'courier new', monospace"/>
    <style:font-face style:name="Consolas" svg:font-family="Consolas, Monaco, 'Andale Mono', 'Ubuntu Mono', monospace"/>
    <style:font-face style:name="Consolas1" svg:font-family="Consolas, monospace"/>
    <style:font-face style:name="Lohit Devanagari1" svg:font-family="'Lohit Devanagari'"/>
    <style:font-face style:name="Menlo" svg:font-family="Menlo, Monaco, Consolas, 'Courier New', monospace"/>
    <style:font-face style:name="Verdana" svg:font-family="Verdana"/>
    <style:font-face style:name="inherit" svg:font-family="inherit"/>
    <style:font-face style:name="monospace" svg:font-family="monospace, monospace"/>
    <style:font-face style:name="urw-din" svg:font-family="urw-din, sans-serif"/>
    <style:font-face style:name="var bs-font-monospace" svg:font-family="'var bs-font-monospace'"/>
    <style:font-face style:name="var ff-mono" svg:font-family="'var ff-mono'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4:42:39.294611493</meta:creation-date>
    <dc:date>2023-03-09T16:14:14.015660514</dc:date>
    <meta:editing-duration>PT6M3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6" meta:paragraph-count="131" meta:word-count="868" meta:character-count="6093" meta:non-whitespace-character-count="4301"/>
  </office:meta>
</office:document-meta>
</file>